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Standard"/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T23_19" style:family="text"/>
    <style:style style:name="T23_20" style:family="text">
      <style:text-properties fo:color="#1155cc" style:text-underline-style="solid" style:text-underline-color="font-color"/>
    </style:style>
    <style:style style:name="T23_21" style:family="text"/>
    <style:style style:name="T23_22" style:family="text">
      <style:text-properties fo:color="#1155cc" style:text-underline-style="solid" style:text-underline-color="font-color"/>
    </style:style>
    <style:style style:name="T23_23" style:family="text"/>
    <style:style style:name="T23_24" style:family="text">
      <style:text-properties fo:color="#1155cc" style:text-underline-style="solid" style:text-underline-color="font-color"/>
    </style:style>
    <style:style style:name="T23_25" style:family="text"/>
    <style:style style:name="T23_26" style:family="text">
      <style:text-properties fo:color="#1155cc" style:text-underline-style="solid" style:text-underline-color="font-color"/>
    </style:style>
    <style:style style:name="T23_27" style:family="text"/>
    <style:style style:name="T23_28" style:family="text">
      <style:text-properties fo:color="#1155cc" style:text-underline-style="solid" style:text-underline-color="font-color"/>
    </style:style>
    <style:style style:name="T23_29" style:family="text"/>
    <style:style style:name="T23_30" style:family="text">
      <style:text-properties fo:color="#1155cc" style:text-underline-style="solid" style:text-underline-color="font-color"/>
    </style:style>
    <style:style style:name="T23_31" style:family="text"/>
    <style:style style:name="T23_32" style:family="text">
      <style:text-properties fo:color="#1155cc" style:text-underline-style="solid" style:text-underline-color="font-color"/>
    </style:style>
    <style:style style:name="T23_33" style:family="text"/>
    <style:style style:name="T23_34" style:family="text">
      <style:text-properties fo:color="#1155cc" style:text-underline-style="solid" style:text-underline-color="font-color"/>
    </style:style>
    <style:style style:name="T23_35" style:family="text"/>
    <style:style style:name="T23_36" style:family="text">
      <style:text-properties fo:color="#1155cc" style:text-underline-style="solid" style:text-underline-color="font-color"/>
    </style:style>
    <style:style style:name="T23_37" style:family="text"/>
    <style:style style:name="T23_38" style:family="text">
      <style:text-properties fo:color="#1155cc" style:text-underline-style="solid" style:text-underline-color="font-color"/>
    </style:style>
    <style:style style:name="T23_39" style:family="text"/>
    <style:style style:name="T23_40" style:family="text">
      <style:text-properties fo:color="#1155cc" style:text-underline-style="solid" style:text-underline-color="font-color"/>
    </style:style>
    <style:style style:name="T23_41" style:family="text"/>
    <style:style style:name="T23_42" style:family="text">
      <style:text-properties fo:color="#1155cc" style:text-underline-style="solid" style:text-underline-color="font-color"/>
    </style:style>
    <style:style style:name="T23_43" style:family="text"/>
    <style:style style:name="T23_44" style:family="text">
      <style:text-properties fo:color="#1155cc" style:text-underline-style="solid" style:text-underline-color="font-color"/>
    </style:style>
    <style:style style:name="T23_45" style:family="text"/>
    <style:style style:name="T23_46" style:family="text">
      <style:text-properties fo:color="#1155cc" style:text-underline-style="solid" style:text-underline-color="font-color"/>
    </style:style>
    <style:style style:name="T23_47" style:family="text"/>
    <style:style style:name="T23_48" style:family="text">
      <style:text-properties fo:color="#1155cc" style:text-underline-style="solid" style:text-underline-color="font-color"/>
    </style:style>
    <style:style style:name="T23_49" style:family="text"/>
    <style:style style:name="T23_50" style:family="text">
      <style:text-properties fo:color="#1155cc" style:text-underline-style="solid" style:text-underline-color="font-color"/>
    </style:style>
    <style:style style:name="T23_51" style:family="text"/>
    <style:style style:name="T23_52" style:family="text">
      <style:text-properties fo:color="#1155cc" style:text-underline-style="solid" style:text-underline-color="font-color"/>
    </style:style>
    <style:style style:name="T23_53" style:family="text"/>
    <style:style style:name="T23_54" style:family="text">
      <style:text-properties fo:color="#1155cc" style:text-underline-style="solid" style:text-underline-color="font-color"/>
    </style:style>
    <style:style style:name="T23_55" style:family="text"/>
    <style:style style:name="T23_56" style:family="text">
      <style:text-properties fo:color="#1155cc" style:text-underline-style="solid" style:text-underline-color="font-color"/>
    </style:style>
    <style:style style:name="T23_57" style:family="text"/>
    <style:style style:name="T23_58" style:family="text">
      <style:text-properties fo:color="#1155cc" style:text-underline-style="solid" style:text-underline-color="font-color"/>
    </style:style>
    <style:style style:name="T23_59" style:family="text"/>
    <style:style style:name="T23_60" style:family="text">
      <style:text-properties fo:color="#1155cc" style:text-underline-style="solid" style:text-underline-color="font-color"/>
    </style:style>
    <style:style style:name="T23_61" style:family="text"/>
    <style:style style:name="T23_62" style:family="text">
      <style:text-properties fo:color="#1155cc" style:text-underline-style="solid" style:text-underline-color="font-color"/>
    </style:style>
    <style:style style:name="T23_63" style:family="text"/>
    <style:style style:name="T23_64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Walentynki</text:span><text:span text:style-name="T1_2"><text:s/></text:span><text:span text:style-name="T1_3">już</text:span><text:span text:style-name="T1_4"><text:s/></text:span><text:span text:style-name="T1_5">dawno</text:span><text:span text:style-name="T1_6"><text:s/></text:span><text:span text:style-name="T1_7">za</text:span><text:span text:style-name="T1_8"><text:s/></text:span><text:span text:style-name="T1_9">nami</text:span><text:span text:style-name="T1_10">,<text:s/></text:span><text:span text:style-name="T1_11">ale</text:span><text:span text:style-name="T1_12"><text:s/></text:span><text:span text:style-name="T1_13">myślę</text:span><text:span text:style-name="T1_14">,<text:s/></text:span><text:span text:style-name="T1_15">że</text:span><text:span text:style-name="T1_16"><text:s/></text:span><text:span text:style-name="T1_17">ten</text:span><text:span text:style-name="T1_18"><text:s/></text:span><text:span text:style-name="T1_19">krótki</text:span><text:span text:style-name="T1_20"><text:s/></text:span><text:span text:style-name="T1_21">felieton</text:span><text:span text:style-name="T1_22"><text:s/></text:span><text:span text:style-name="T1_23">przeznaczony</text:span><text:span text:style-name="T1_24"><text:s/></text:span><text:span text:style-name="T1_25">dla</text:span><text:span text:style-name="T1_26"><text:s/></text:span><text:span text:style-name="T1_27">pegasis</text:span><text:span text:style-name="T1_28"><text:s/></text:span><text:span text:style-name="T1_29">będzie</text:span><text:span text:style-name="T1_30"><text:s/></text:span><text:span text:style-name="T1_31">adekwatny</text:span><text:span text:style-name="T1_32"><text:s/></text:span><text:span text:style-name="T1_33">niezależnie</text:span><text:span text:style-name="T1_34"><text:s/></text:span><text:span text:style-name="T1_35">od</text:span><text:span text:style-name="T1_36"><text:s/></text:span><text:span text:style-name="T1_37">okazji</text:span><text:span text:style-name="T1_38">.<text:s/></text:span><text:span text:style-name="T1_39">Poruszy</text:span><text:span text:style-name="T1_40"><text:s/></text:span><text:span text:style-name="T1_41">on</text:span><text:span text:style-name="T1_42"><text:s/></text:span><text:span text:style-name="T1_43">w</text:span><text:span text:style-name="T1_44"><text:s/></text:span><text:span text:style-name="T1_45">końcu</text:span><text:span text:style-name="T1_46"><text:s/></text:span><text:span text:style-name="T1_47">tak</text:span><text:span text:style-name="T1_48"><text:s/></text:span><text:span text:style-name="T1_49">ważny</text:span><text:span text:style-name="T1_50"><text:s/></text:span><text:span text:style-name="T1_51">temat</text:span><text:span text:style-name="T1_52"><text:s/></text:span><text:span text:style-name="T1_53">jak</text:span><text:span text:style-name="T1_54"><text:s/></text:span><text:span text:style-name="T1_55">podryw</text:span><text:span text:style-name="T1_56">,<text:s/></text:span><text:span text:style-name="T1_57">a</text:span><text:span text:style-name="T1_58"><text:s/></text:span><text:span text:style-name="T1_59">konkretnie</text:span><text:span text:style-name="T1_60"><text:s/></text:span><text:span text:style-name="T1_61">wyrywanie</text:span><text:span text:style-name="T1_62"><text:s/></text:span><text:span text:style-name="T1_63">bronies</text:span><text:span text:style-name="T1_64">.<text:s/></text:span><text:span text:style-name="T1_65">Jeśli</text:span><text:span text:style-name="T1_66"><text:s/></text:span><text:span text:style-name="T1_67">posłuchacie</text:span><text:span text:style-name="T1_68"><text:s/></text:span><text:span text:style-name="T1_69">tych</text:span><text:span text:style-name="T1_70"><text:s/></text:span><text:span text:style-name="T1_71">rad</text:span><text:span text:style-name="T1_72">,<text:s/></text:span><text:span text:style-name="T1_73">będziecie</text:span><text:span text:style-name="T1_74"><text:s/></text:span><text:span text:style-name="T1_75">rwać</text:span><text:span text:style-name="T1_76"><text:s/></text:span><text:span text:style-name="T1_77">kucolubów</text:span><text:span text:style-name="T1_78"><text:s/></text:span><text:span text:style-name="T1_79">jak</text:span><text:span text:style-name="T1_80"><text:s/></text:span><text:span text:style-name="T1_81">chwasty</text:span><text:span text:style-name="T1_82">,<text:s/></text:span><text:span text:style-name="T1_83">moje</text:span><text:span text:style-name="T1_84"><text:s/></text:span><text:span text:style-name="T1_85">małe</text:span><text:span text:style-name="T1_86"><text:s/></text:span><text:span text:style-name="T1_87">rosicz</text:span><text:span text:style-name="T1_88">…<text:s/></text:span><text:span text:style-name="T1_89">znaczy</text:span><text:span text:style-name="T1_90"><text:s/></text:span><text:span text:style-name="T1_91">moje</text:span><text:span text:style-name="T1_92"><text:s/></text:span><text:span text:style-name="T1_93">drogie</text:span><text:span text:style-name="T1_94"><text:s/></text:span><text:span text:style-name="T1_95">panie</text:span><text:span text:style-name="T1_96">.<text:s/></text:span></text:p>
      <text:p text:style-name="P2"/>
      <text:p text:style-name="P3"><text:span text:style-name="T3_1">Jak</text:span><text:span text:style-name="T3_2"><text:s/></text:span><text:span text:style-name="T3_3">wyrwać</text:span><text:span text:style-name="T3_4"><text:s/></text:span><text:span text:style-name="T3_5">broniego</text:span><text:span text:style-name="T3_6">?<text:s/></text:span><text:span text:style-name="T3_7">Bardzo</text:span><text:span text:style-name="T3_8"><text:s/></text:span><text:span text:style-name="T3_9">łatwo</text:span><text:span text:style-name="T3_10"><text:s/>–<text:s/></text:span><text:span text:style-name="T3_11">w</text:span><text:span text:style-name="T3_12"><text:s/></text:span><text:span text:style-name="T3_13">końcu</text:span><text:span text:style-name="T3_14"><text:s/></text:span><text:span text:style-name="T3_15">to</text:span><text:span text:style-name="T3_16"><text:s/></text:span><text:span text:style-name="T3_17">są</text:span><text:span text:style-name="T3_18"><text:s/></text:span><text:span text:style-name="T3_19">desperaci</text:span><text:span text:style-name="T3_20">.<text:s/></text:span><text:span text:style-name="T3_21">Jeśli</text:span><text:span text:style-name="T3_22"><text:s/></text:span><text:span text:style-name="T3_23">spojrzeć</text:span><text:span text:style-name="T3_24"><text:s/></text:span><text:span text:style-name="T3_25">na</text:span><text:span text:style-name="T3_26"><text:s/></text:span><text:span text:style-name="T3_27">populację</text:span><text:span text:style-name="T3_28"><text:s/></text:span><text:span text:style-name="T3_29">fandomu</text:span><text:span text:style-name="T3_30">,<text:s/></text:span><text:span text:style-name="T3_31">to</text:span><text:span text:style-name="T3_32"><text:s/></text:span><text:span text:style-name="T3_33">składa</text:span><text:span text:style-name="T3_34"><text:s/></text:span><text:span text:style-name="T3_35">się</text:span><text:span text:style-name="T3_36"><text:s/></text:span><text:span text:style-name="T3_37">on</text:span><text:span text:style-name="T3_38"><text:s/></text:span><text:span text:style-name="T3_39">głównie</text:span><text:span text:style-name="T3_40"><text:s/></text:span><text:span text:style-name="T3_41">z</text:span><text:span text:style-name="T3_42"><text:s/></text:span><text:span text:style-name="T3_43">mężczyzn</text:span><text:span text:style-name="T3_44"><text:s/></text:span><text:span text:style-name="T3_45">w</text:span><text:span text:style-name="T3_46"><text:s/></text:span><text:span text:style-name="T3_47">wieku</text:span><text:span text:style-name="T3_48"><text:s/>16-25<text:s/></text:span><text:span text:style-name="T3_49">lat</text:span><text:span text:style-name="T3_50"><text:s/></text:span><text:span text:style-name="T3_51">oraz</text:span><text:span text:style-name="T3_52"><text:s/></text:span><text:span text:style-name="T3_53">sporej</text:span><text:span text:style-name="T3_54"><text:s/></text:span><text:span text:style-name="T3_55">ilości</text:span><text:span text:style-name="T3_56"><text:s/></text:span><text:span text:style-name="T3_57">osób</text:span><text:span text:style-name="T3_58"><text:s/></text:span><text:span text:style-name="T3_59">poniżej</text:span><text:span text:style-name="T3_60"><text:s/></text:span><text:span text:style-name="T3_61">tej</text:span><text:span text:style-name="T3_62"><text:s/></text:span><text:span text:style-name="T3_63">granicy</text:span><text:span text:style-name="T3_64"><text:s/></text:span><text:span text:style-name="T3_65">wiekowej</text:span><text:span text:style-name="T3_66">.<text:s/></text:span><text:span text:style-name="T3_67">Do</text:span><text:span text:style-name="T3_68"><text:s/></text:span><text:span text:style-name="T3_69">czego</text:span><text:span text:style-name="T3_70"><text:s/></text:span><text:span text:style-name="T3_71">pi</text:span><text:span text:style-name="T3_72">ję</text:span><text:span text:style-name="T3_73">?<text:s/></text:span><text:span text:style-name="T3_74">Jest</text:span><text:span text:style-name="T3_75"><text:s/></text:span><text:span text:style-name="T3_76">stosunkowo</text:span><text:span text:style-name="T3_77"><text:s/></text:span><text:span text:style-name="T3_78">mało</text:span><text:span text:style-name="T3_79"><text:s/></text:span><text:span text:style-name="T3_80">pegasis</text:span><text:span text:style-name="T3_81"><text:s/></text:span><text:span text:style-name="T3_82">powyżej</text:span><text:span text:style-name="T3_83"><text:s/>15<text:s/></text:span><text:span text:style-name="T3_84">roku</text:span><text:span text:style-name="T3_85"><text:s/></text:span><text:span text:style-name="T3_86">życia</text:span><text:span text:style-name="T3_87">,<text:s/></text:span><text:span text:style-name="T3_88">a</text:span><text:span text:style-name="T3_89"><text:s/></text:span><text:span text:style-name="T3_90">jeśli</text:span><text:span text:style-name="T3_91"><text:s/></text:span><text:span text:style-name="T3_92">są</text:span><text:span text:style-name="T3_93">,<text:s/></text:span><text:span text:style-name="T3_94">to</text:span><text:span text:style-name="T3_95"><text:s/></text:span><text:span text:style-name="T3_96">zazwyczaj</text:span><text:span text:style-name="T3_97"><text:s/></text:span><text:span text:style-name="T3_98">zajęte</text:span><text:span text:style-name="T3_99">.<text:s/></text:span><text:span text:style-name="T3_100">Przypadek</text:span><text:span text:style-name="T3_101">?<text:s/></text:span><text:span text:style-name="T3_102">Nie</text:span><text:span text:style-name="T3_103"><text:s/></text:span><text:span text:style-name="T3_104">sądzę</text:span><text:span text:style-name="T3_105">.<text:s/></text:span><text:span text:style-name="T3_106">Na</text:span><text:span text:style-name="T3_107"><text:s/></text:span><text:span text:style-name="T3_108">dodatek</text:span><text:span text:style-name="T3_109"><text:s/></text:span><text:span text:style-name="T3_110">często</text:span><text:span text:style-name="T3_111"><text:s/></text:span><text:span text:style-name="T3_112">chodzą</text:span><text:span text:style-name="T3_113"><text:s/></text:span><text:span text:style-name="T3_114">właśnie</text:span><text:span text:style-name="T3_115"><text:s/></text:span><text:span text:style-name="T3_116">z</text:span><text:span text:style-name="T3_117"><text:s/></text:span><text:span text:style-name="T3_118">bronies</text:span><text:span text:style-name="T3_119">,<text:s/></text:span><text:span text:style-name="T3_120">bo</text:span><text:span text:style-name="T3_121"><text:s/></text:span><text:span text:style-name="T3_122">kucyki</text:span><text:span text:style-name="T3_123"><text:s/></text:span><text:span text:style-name="T3_124">się</text:span><text:span text:style-name="T3_125"><text:s/></text:span><text:span text:style-name="T3_126">przyciągają</text:span><text:span text:style-name="T3_127"><text:s/></text:span><text:span text:style-name="T3_128">czy</text:span><text:span text:style-name="T3_129"><text:s/></text:span><text:span text:style-name="T3_130">jakoś</text:span><text:span text:style-name="T3_131"><text:s/></text:span><text:span text:style-name="T3_132">tak</text:span><text:span text:style-name="T3_133">.</text:span></text:p>
      <text:p text:style-name="P4"/>
      <text:p text:style-name="P5"><text:span text:style-name="T5_1">Powiedz</text:span><text:span text:style-name="T5_2">,<text:s/></text:span><text:span text:style-name="T5_3">że</text:span><text:span text:style-name="T5_4"><text:s/></text:span><text:span text:style-name="T5_5">lubisz</text:span><text:span text:style-name="T5_6"><text:s/></text:span><text:span text:style-name="T5_7">kucyki</text:span><text:span text:style-name="T5_8">.<text:s/></text:span><text:span text:style-name="T5_9">Za</text:span><text:span text:style-name="T5_10"><text:s/></text:span><text:span text:style-name="T5_11">to</text:span><text:span text:style-name="T5_12"><text:s/></text:span><text:span text:style-name="T5_13">dostaniesz</text:span><text:span text:style-name="T5_14"><text:s/>+200<text:s/></text:span><text:span text:style-name="T5_15">punktów</text:span><text:span text:style-name="T5_16"><text:s/></text:span><text:span text:style-name="T5_17">na</text:span><text:span text:style-name="T5_18"><text:s/></text:span><text:span text:style-name="T5_19">starcie</text:span><text:span text:style-name="T5_20">.<text:s/></text:span><text:span text:style-name="T5_21">Facet</text:span><text:span text:style-name="T5_22"><text:s/></text:span><text:span text:style-name="T5_23">nie</text:span><text:span text:style-name="T5_24"><text:s/></text:span><text:span text:style-name="T5_25">może</text:span><text:span text:style-name="T5_26"><text:s/></text:span><text:span text:style-name="T5_27">się</text:span><text:span text:style-name="T5_28"><text:s/></text:span><text:span text:style-name="T5_29">bać</text:span><text:span text:style-name="T5_30">,<text:s/></text:span><text:span text:style-name="T5_31">że</text:span><text:span text:style-name="T5_32"><text:s/></text:span><text:span text:style-name="T5_33">wyśmiejesz</text:span><text:span text:style-name="T5_34"><text:s/></text:span><text:span text:style-name="T5_35">jego</text:span><text:span text:style-name="T5_36"><text:s/></text:span><text:span text:style-name="T5_37">ołtarzyk</text:span><text:span text:style-name="T5_38"><text:s/></text:span><text:span text:style-name="T5_39">poświęcony</text:span><text:span text:style-name="T5_40"><text:s/></text:span><text:span text:style-name="T5_41">ulubionej</text:span><text:span text:style-name="T5_42"><text:s/></text:span><text:span text:style-name="T5_43">klaczy</text:span><text:span text:style-name="T5_44"><text:s/></text:span><text:span text:style-name="T5_45">z</text:span><text:span text:style-name="T5_46"><text:s/></text:span><text:span text:style-name="T5_47">Mane</text:span><text:span text:style-name="T5_48"><text:s/>6.<text:s/></text:span><text:span text:style-name="T5_49">Nie</text:span><text:span text:style-name="T5_50"><text:s/></text:span><text:span text:style-name="T5_51">powinien</text:span><text:span text:style-name="T5_52"><text:s/></text:span><text:span text:style-name="T5_53">też</text:span><text:span text:style-name="T5_54"><text:s/></text:span><text:span text:style-name="T5_55">się</text:span><text:span text:style-name="T5_56"><text:s/></text:span><text:span text:style-name="T5_57">obawiać</text:span><text:span text:style-name="T5_58">,<text:s/></text:span><text:span text:style-name="T5_59">że</text:span><text:span text:style-name="T5_60"><text:s/></text:span><text:span text:style-name="T5_61">nakażesz</text:span><text:span text:style-name="T5_62"><text:s/></text:span><text:span text:style-name="T5_63">mu</text:span><text:span text:style-name="T5_64"><text:s/></text:span><text:span text:style-name="T5_65">porzucić</text:span><text:span text:style-name="T5_66"><text:s/></text:span><text:span text:style-name="T5_67">miłość</text:span><text:span text:style-name="T5_68"><text:s/></text:span><text:span text:style-name="T5_69">do</text:span><text:span text:style-name="T5_70"><text:s/></text:span><text:span text:style-name="T5_71">Rarity</text:span><text:span text:style-name="T5_72">,<text:s/></text:span><text:span text:style-name="T5_73">pani</text:span><text:span text:style-name="T5_74"><text:s/></text:span><text:span text:style-name="T5_75">jego</text:span><text:span text:style-name="T5_76"><text:s/></text:span><text:span text:style-name="T5_77">serca</text:span><text:span text:style-name="T5_78">.<text:s/></text:span><text:span text:style-name="T5_79">Najlepiej</text:span><text:span text:style-name="T5_80"><text:s/></text:span><text:span text:style-name="T5_81">kochaj</text:span><text:span text:style-name="T5_82"><text:s/></text:span><text:span text:style-name="T5_83">jego</text:span><text:span text:style-name="T5_84"><text:s/></text:span><text:span text:style-name="T5_85">kucykową</text:span><text:span text:style-name="T5_86"><text:s/></text:span><text:span text:style-name="T5_87">waifu</text:span><text:span text:style-name="T5_88"><text:s/></text:span><text:span text:style-name="T5_89">razem</text:span><text:span text:style-name="T5_90"><text:s/></text:span><text:span text:style-name="T5_91">z</text:span><text:span text:style-name="T5_92"><text:s/></text:span><text:span text:style-name="T5_93">nim</text:span><text:span text:style-name="T5_94">.</text:span></text:p>
      <text:p text:style-name="P6"/>
      <text:p text:style-name="P7"><text:span text:style-name="T7_1">Jego</text:span><text:span text:style-name="T7_2"><text:s/></text:span><text:span text:style-name="T7_3">ulubiony</text:span><text:span text:style-name="T7_4"><text:s/></text:span><text:span text:style-name="T7_5">kucyk</text:span><text:span text:style-name="T7_6"><text:s/></text:span><text:span text:style-name="T7_7">to</text:span><text:span text:style-name="T7_8"><text:s/></text:span><text:span text:style-name="T7_9">twój</text:span><text:span text:style-name="T7_10"><text:s/></text:span><text:span text:style-name="T7_11">ulubiony</text:span><text:span text:style-name="T7_12"><text:s/></text:span><text:span text:style-name="T7_13">kucyk</text:span><text:span text:style-name="T7_14">.<text:s/></text:span><text:span text:style-name="T7_15">Najbezpieczniej</text:span><text:span text:style-name="T7_16"><text:s/></text:span><text:span text:style-name="T7_17">lubić</text:span><text:span text:style-name="T7_18"><text:s/></text:span><text:span text:style-name="T7_19">Fluttershy</text:span><text:span text:style-name="T7_20">/</text:span><text:span text:style-name="T7_21">Lunę</text:span><text:span text:style-name="T7_22">/</text:span><text:span text:style-name="T7_23">Twilight</text:span><text:span text:style-name="T7_24"><text:s/></text:span><text:span text:style-name="T7_25">albo</text:span><text:span text:style-name="T7_26"><text:s/></text:span><text:span text:style-name="T7_27">Pinkie</text:span><text:span text:style-name="T7_28"><text:s/></text:span><text:span text:style-name="T7_29">Pie</text:span><text:span text:style-name="T7_30"><text:s/></text:span><text:span text:style-name="T7_31">i</text:span><text:span text:style-name="T7_32"><text:s/></text:span><text:span text:style-name="T7_33">Rainbow</text:span><text:span text:style-name="T7_34"><text:s/></text:span><text:span text:style-name="T7_35">Dash</text:span><text:span text:style-name="T7_36">.<text:s/></text:span><text:span text:style-name="T7_37">Dlaczego</text:span><text:span text:style-name="T7_38"><text:s/></text:span><text:span text:style-name="T7_39">właśnie</text:span><text:span text:style-name="T7_40"><text:s/></text:span><text:span text:style-name="T7_41">je</text:span><text:span text:style-name="T7_42">?<text:s/></text:span><text:span text:style-name="T7_43">To</text:span><text:span text:style-name="T7_44"><text:s/></text:span><text:span text:style-name="T7_45">najbardziej</text:span><text:span text:style-name="T7_46"><text:s/></text:span><text:span text:style-name="T7_47">lubiane</text:span><text:span text:style-name="T7_48"><text:s/></text:span><text:span text:style-name="T7_49">przez</text:span><text:span text:style-name="T7_50"><text:s/></text:span><text:span text:style-name="T7_51">fanów</text:span><text:span text:style-name="T7_52"><text:s/></text:span><text:span text:style-name="T7_53">postacie</text:span><text:span text:style-name="T7_54">,<text:s/></text:span><text:span text:style-name="T7_55">więc</text:span><text:span text:style-name="T7_56"><text:s/></text:span><text:span text:style-name="T7_57">istnieje</text:span><text:span text:style-name="T7_58"><text:s/></text:span><text:span text:style-name="T7_59">największe</text:span><text:span text:style-name="T7_60"><text:s/></text:span><text:span text:style-name="T7_61">prawdopodobieństwo</text:span><text:span text:style-name="T7_62">,<text:s/></text:span><text:span text:style-name="T7_63">że</text:span><text:span text:style-name="T7_64"><text:s/></text:span><text:span text:style-name="T7_65">również</text:span><text:span text:style-name="T7_66"><text:s/></text:span><text:span text:style-name="T7_67">brony</text:span><text:span text:style-name="T7_68"><text:s/></text:span><text:span text:style-name="T7_69">z</text:span><text:span text:style-name="T7_70"><text:s/></text:span><text:span text:style-name="T7_71">twoich</text:span><text:span text:style-name="T7_72"><text:s/></text:span><text:span text:style-name="T7_73">snów</text:span><text:span text:style-name="T7_74"><text:s/></text:span><text:span text:style-name="T7_75">je</text:span><text:span text:style-name="T7_76"><text:s/></text:span><text:span text:style-name="T7_77">lubi</text:span><text:span text:style-name="T7_78">.</text:span></text:p>
      <text:p text:style-name="P8"/>
      <text:p text:style-name="P9"><text:span text:style-name="T9_1">Poobwieszaj</text:span><text:span text:style-name="T9_2"><text:s/></text:span><text:span text:style-name="T9_3">się</text:span><text:span text:style-name="T9_4"><text:s/></text:span><text:span text:style-name="T9_5">kucykowymi</text:span><text:span text:style-name="T9_6"><text:s/></text:span><text:span text:style-name="T9_7">gadżetami</text:span><text:span text:style-name="T9_8">.<text:s/></text:span><text:span text:style-name="T9_9">Nieważne</text:span><text:span text:style-name="T9_10">,<text:s/></text:span><text:span text:style-name="T9_11">że</text:span><text:span text:style-name="T9_12"><text:s/></text:span><text:span text:style-name="T9_13">wyglądasz</text:span><text:span text:style-name="T9_14"><text:s/></text:span><text:span text:style-name="T9_15">przez</text:span><text:span text:style-name="T9_16"><text:s/></text:span><text:span text:style-name="T9_17">to</text:span><text:span text:style-name="T9_18"><text:s/></text:span><text:span text:style-name="T9_19">głupio</text:span><text:span text:style-name="T9_20">,<text:s/></text:span><text:span text:style-name="T9_21">bo</text:span><text:span text:style-name="T9_22"><text:s/></text:span><text:span text:style-name="T9_23">w</text:span><text:span text:style-name="T9_24"><text:s/></text:span><text:span text:style-name="T9_25">społeczności</text:span><text:span text:style-name="T9_26"><text:s/></text:span><text:span text:style-name="T9_27">plemiennej</text:span><text:span text:style-name="T9_28">,<text:s/></text:span><text:span text:style-name="T9_29">jaką</text:span><text:span text:style-name="T9_30"><text:s/></text:span><text:span text:style-name="T9_31">jest</text:span><text:span text:style-name="T9_32"><text:s/></text:span><text:span text:style-name="T9_33">fandom</text:span><text:span text:style-name="T9_34"><text:s/></text:span><text:span text:style-name="T9_35">MLP</text:span><text:span text:style-name="T9_36">:</text:span><text:span text:style-name="T9_37">FiM</text:span><text:span text:style-name="T9_38">,<text:s/></text:span><text:span text:style-name="T9_39">im</text:span><text:span text:style-name="T9_40"><text:s/></text:span><text:span text:style-name="T9_41">masz</text:span><text:span text:style-name="T9_42"><text:s/></text:span><text:span text:style-name="T9_43">więcej</text:span><text:span text:style-name="T9_44"><text:s/></text:span><text:span text:style-name="T9_45">przypinek</text:span><text:span text:style-name="T9_46">,<text:s/></text:span><text:span text:style-name="T9_47">pluszaków</text:span><text:span text:style-name="T9_48"><text:s/></text:span><text:span text:style-name="T9_49">i</text:span><text:span text:style-name="T9_50"><text:s/></text:span><text:span text:style-name="T9_51">figurek</text:span><text:span text:style-name="T9_52"><text:s/></text:span><text:span text:style-name="T9_53">od</text:span><text:span text:style-name="T9_54"><text:s/></text:span><text:span text:style-name="T9_55">Funko</text:span><text:span text:style-name="T9_56"><text:s/>(</text:span><text:span text:style-name="T9_57">blind</text:span><text:span text:style-name="T9_58"><text:s/></text:span><text:span text:style-name="T9_59">bagi</text:span><text:span text:style-name="T9_60"><text:s/></text:span><text:span text:style-name="T9_61">ssą</text:span><text:span text:style-name="T9_62">),<text:s/></text:span><text:span text:style-name="T9_63">tym</text:span><text:span text:style-name="T9_64"><text:s/></text:span><text:span text:style-name="T9_65">wyższy</text:span><text:span text:style-name="T9_66"><text:s/></text:span><text:span text:style-name="T9_67">jest</text:span><text:span text:style-name="T9_68"><text:s/></text:span><text:span text:style-name="T9_69">twój</text:span><text:span text:style-name="T9_70"><text:s/></text:span><text:span text:style-name="T9_71">status</text:span><text:span text:style-name="T9_72"><text:s/></text:span><text:span text:style-name="T9_73">społeczny</text:span><text:span text:style-name="T9_74">.</text:span></text:p>
      <text:p text:style-name="P10"/>
      <text:p text:style-name="P11"><text:span text:style-name="T11_1">Wskazana</text:span><text:span text:style-name="T11_2"><text:s/></text:span><text:span text:style-name="T11_3">umiejętność</text:span><text:span text:style-name="T11_4"><text:s/></text:span><text:span text:style-name="T11_5">grania</text:span><text:span text:style-name="T11_6"><text:s/></text:span><text:span text:style-name="T11_7">w</text:span><text:span text:style-name="T11_8"><text:s/></text:span><text:span text:style-name="T11_9">gry</text:span><text:span text:style-name="T11_10"><text:s/></text:span><text:span text:style-name="T11_11">komputerowe</text:span><text:span text:style-name="T11_12"><text:s/>(</text:span><text:span text:style-name="T11_13">zawsze</text:span><text:span text:style-name="T11_14"><text:s/></text:span><text:span text:style-name="T11_15">jest</text:span><text:span text:style-name="T11_16"><text:s/></text:span><text:span text:style-name="T11_17">wskazana</text:span><text:span text:style-name="T11_18">,<text:s/></text:span><text:span text:style-name="T11_19">bez</text:span><text:span text:style-name="T11_20"><text:s/></text:span><text:span text:style-name="T11_21">tego</text:span><text:span text:style-name="T11_22"><text:s/></text:span><text:span text:style-name="T11_23">skilla</text:span><text:span text:style-name="T11_24"><text:s/></text:span><text:span text:style-name="T11_25">to</text:span><text:span text:style-name="T11_26"><text:s/></text:span><text:span text:style-name="T11_27">nawet</text:span><text:span text:style-name="T11_28"><text:s/></text:span><text:span text:style-name="T11_29">autorki</text:span><text:span text:style-name="T11_30"><text:s/></text:span><text:span text:style-name="T11_31">tego</text:span><text:span text:style-name="T11_32"><text:s/></text:span><text:span text:style-name="T11_33">felietonu</text:span><text:span text:style-name="T11_34"><text:s/></text:span><text:span text:style-name="T11_35">nie</text:span><text:span text:style-name="T11_36"><text:s/></text:span><text:span text:style-name="T11_37">poderwiesz</text:span><text:span text:style-name="T11_38">!).<text:s/></text:span><text:span text:style-name="T11_39">Bronies</text:span><text:span text:style-name="T11_40"><text:s/></text:span><text:span text:style-name="T11_41">to</text:span><text:span text:style-name="T11_42"><text:s/></text:span><text:span text:style-name="T11_43">zazwyczaj</text:span><text:span text:style-name="T11_44"><text:s/></text:span><text:span text:style-name="T11_45">ostatnie</text:span><text:span text:style-name="T11_46"><text:s/></text:span><text:span text:style-name="T11_47">ofiary</text:span><text:span text:style-name="T11_48"><text:s/></text:span><text:span text:style-name="T11_49">losu</text:span><text:span text:style-name="T11_50">,<text:s/></text:span><text:span text:style-name="T11_51">które</text:span><text:span text:style-name="T11_52"><text:s/></text:span><text:span text:style-name="T11_53">życie</text:span><text:span text:style-name="T11_54"><text:s/></text:span><text:span text:style-name="T11_55">spędzają</text:span><text:span text:style-name="T11_56">,<text:s/></text:span><text:span text:style-name="T11_57">expiąc</text:span><text:span text:style-name="T11_58"><text:s/></text:span><text:span text:style-name="T11_59">w</text:span><text:span text:style-name="T11_60"><text:s/></text:span><text:span text:style-name="T11_61">LoLa</text:span><text:span text:style-name="T11_62"><text:s/></text:span><text:span text:style-name="T11_63">i</text:span><text:span text:style-name="T11_64"><text:s/></text:span><text:span text:style-name="T11_65">Dotę</text:span><text:span text:style-name="T11_66">.<text:s/></text:span><text:span text:style-name="T11_67">Dlatego</text:span><text:span text:style-name="T11_68"><text:s/></text:span><text:span text:style-name="T11_69">jeśli</text:span><text:span text:style-name="T11_70"><text:s/></text:span><text:span text:style-name="T11_71">myślisz</text:span><text:span text:style-name="T11_72"><text:s/></text:span><text:span text:style-name="T11_73">o</text:span><text:span text:style-name="T11_74"><text:s/></text:span><text:span text:style-name="T11_75">związku</text:span><text:span text:style-name="T11_76"><text:s/></text:span><text:span text:style-name="T11_77">z</text:span><text:span text:style-name="T11_78"><text:s/></text:span><text:span text:style-name="T11_79">jednym</text:span><text:span text:style-name="T11_80"><text:s/></text:span><text:span text:style-name="T11_81">z</text:span><text:span text:style-name="T11_82"><text:s/></text:span><text:span text:style-name="T11_83">nich</text:span><text:span text:style-name="T11_84">,<text:s/></text:span><text:span text:style-name="T11_85">to</text:span><text:span text:style-name="T11_86"><text:s/></text:span><text:span text:style-name="T11_87">ucz</text:span><text:span text:style-name="T11_88"><text:s/></text:span><text:span text:style-name="T11_89">się</text:span><text:span text:style-name="T11_90"><text:s/></text:span><text:span text:style-name="T11_91">grać</text:span><text:span text:style-name="T11_92"><text:s/></text:span><text:span text:style-name="T11_93">i</text:span><text:span text:style-name="T11_94"><text:s/></text:span><text:span text:style-name="T11_95">bądź</text:span><text:span text:style-name="T11_96"><text:s/></text:span><text:span text:style-name="T11_97">w</text:span><text:span text:style-name="T11_98"><text:s/></text:span><text:span text:style-name="T11_99">jednym</text:span><text:span text:style-name="T11_100"><text:s/></text:span><text:span text:style-name="T11_101">teamie</text:span><text:span text:style-name="T11_102"><text:s/></text:span><text:span text:style-name="T11_103">razem</text:span><text:span text:style-name="T11_104"><text:s/></text:span><text:span text:style-name="T11_105">z</text:span><text:span text:style-name="T11_106"><text:s/></text:span><text:span text:style-name="T11_107">nim</text:span><text:span text:style-name="T11_108">.</text:span></text:p>
      <text:p text:style-name="P12"/>
      <text:p text:style-name="P13"><text:span text:style-name="T13_1">Naucz</text:span><text:span text:style-name="T13_2"><text:s/></text:span><text:span text:style-name="T13_3">się</text:span><text:span text:style-name="T13_4"><text:s/></text:span><text:span text:style-name="T13_5">wszystkich</text:span><text:span text:style-name="T13_6"><text:s/></text:span><text:span text:style-name="T13_7">shitstormów</text:span><text:span text:style-name="T13_8"><text:s/></text:span><text:span text:style-name="T13_9">fandomu</text:span><text:span text:style-name="T13_10"><text:s/></text:span><text:span text:style-name="T13_11">i</text:span><text:span text:style-name="T13_12"><text:s/></text:span><text:span text:style-name="T13_13">dowiedz</text:span><text:span text:style-name="T13_14"><text:s/></text:span><text:span text:style-name="T13_15">się</text:span><text:span text:style-name="T13_16">,<text:s/></text:span><text:span text:style-name="T13_17">jakie</text:span><text:span text:style-name="T13_18"><text:s/></text:span><text:span text:style-name="T13_19">jest</text:span><text:span text:style-name="T13_20"><text:s/></text:span><text:span text:style-name="T13_21">stanowisko</text:span><text:span text:style-name="T13_22"><text:s/></text:span><text:span text:style-name="T13_23">obiektu</text:span><text:span text:style-name="T13_24"><text:s/></text:span><text:span text:style-name="T13_25">westchnień</text:span><text:span text:style-name="T13_26"><text:s/></text:span><text:span text:style-name="T13_27">wobec</text:span><text:span text:style-name="T13_28"><text:s/></text:span><text:span text:style-name="T13_29">nich</text:span><text:span text:style-name="T13_30">.<text:s/></text:span><text:span text:style-name="T13_31">Przyjmij</text:span><text:span text:style-name="T13_32"><text:s/></text:span><text:span text:style-name="T13_33">je</text:span><text:span text:style-name="T13_34">.<text:s/></text:span><text:span text:style-name="T13_35">Zgoda</text:span><text:span text:style-name="T13_36"><text:s/></text:span><text:span text:style-name="T13_37">buduje</text:span><text:span text:style-name="T13_38">,<text:s/></text:span><text:span text:style-name="T13_39">niezgoda</text:span><text:span text:style-name="T13_40"><text:s/></text:span><text:span text:style-name="T13_41">rujnuje</text:span><text:span text:style-name="T13_42">.</text:span></text:p>
      <text:p text:style-name="P14"/>
      <text:p text:style-name="P15"><text:span text:style-name="T15_1">Nie</text:span><text:span text:style-name="T15_2"><text:s/></text:span><text:span text:style-name="T15_3">czepiaj</text:span><text:span text:style-name="T15_4"><text:s/></text:span><text:span text:style-name="T15_5">się</text:span><text:span text:style-name="T15_6">,<text:s/></text:span><text:span text:style-name="T15_7">że</text:span><text:span text:style-name="T15_8"><text:s/></text:span><text:span text:style-name="T15_9">woli</text:span><text:span text:style-name="T15_10"><text:s/></text:span><text:span text:style-name="T15_11">kucyki</text:span><text:span text:style-name="T15_12"><text:s/></text:span><text:span text:style-name="T15_13">od</text:span><text:span text:style-name="T15_14"><text:s/></text:span><text:span text:style-name="T15_15">Ciebie</text:span><text:span text:style-name="T15_16">,<text:s/></text:span><text:span text:style-name="T15_17">bo</text:span><text:span text:style-name="T15_18"><text:s/></text:span><text:span text:style-name="T15_19">ma</text:span><text:span text:style-name="T15_20"><text:s/></text:span><text:span text:style-name="T15_21">rację</text:span><text:span text:style-name="T15_22">!<text:s/></text:span><text:span text:style-name="T15_23">Skoro</text:span><text:span text:style-name="T15_24"><text:s/></text:span><text:span text:style-name="T15_25">jesteś</text:span><text:span text:style-name="T15_26"><text:s/></text:span><text:span text:style-name="T15_27">tak</text:span><text:span text:style-name="T15_28"><text:s/></text:span><text:span text:style-name="T15_29">zdesperowana</text:span><text:span text:style-name="T15_30">,<text:s/></text:span><text:span text:style-name="T15_31">że</text:span><text:span text:style-name="T15_32"><text:s/></text:span><text:span text:style-name="T15_33">wyrywasz</text:span><text:span text:style-name="T15_34"><text:s/></text:span><text:span text:style-name="T15_35">fanatycznego</text:span><text:span text:style-name="T15_36"><text:s/></text:span><text:span text:style-name="T15_37">władcę</text:span><text:span text:style-name="T15_38"><text:s/></text:span><text:span text:style-name="T15_39">kuców</text:span><text:span text:style-name="T15_40">,<text:s/></text:span><text:span text:style-name="T15_41">to</text:span><text:span text:style-name="T15_42"><text:s/></text:span><text:span text:style-name="T15_43">znak</text:span><text:span text:style-name="T15_44">,<text:s/></text:span><text:span text:style-name="T15_45">że</text:span><text:span text:style-name="T15_46"><text:s/></text:span><text:span text:style-name="T15_47">coś</text:span><text:span text:style-name="T15_48"><text:s/></text:span><text:span text:style-name="T15_49">jest</text:span><text:span text:style-name="T15_50"><text:s/></text:span><text:span text:style-name="T15_51">z</text:span><text:span text:style-name="T15_52"><text:s/></text:span><text:span text:style-name="T15_53">tobą</text:span><text:span text:style-name="T15_54"><text:s/></text:span><text:span text:style-name="T15_55">mocno</text:span><text:span text:style-name="T15_56"><text:s/></text:span><text:span text:style-name="T15_57">nie</text:span><text:span text:style-name="T15_58"><text:s/></text:span><text:span text:style-name="T15_59">tak</text:span><text:span text:style-name="T15_60">.</text:span></text:p>
      <text:p text:style-name="P16"/>
      <text:p text:style-name="P17"><text:span text:style-name="T17_1">Zrób</text:span><text:span text:style-name="T17_2"><text:s/></text:span><text:span text:style-name="T17_3">cosplay</text:span><text:span text:style-name="T17_4"><text:s/></text:span><text:span text:style-name="T17_5">Fluttershy</text:span><text:span text:style-name="T17_6"><text:s/></text:span><text:span text:style-name="T17_7">albo</text:span><text:span text:style-name="T17_8"><text:s/></text:span><text:span text:style-name="T17_9">Luny</text:span><text:span text:style-name="T17_10">.<text:s/></text:span><text:span text:style-name="T17_11">Grunt</text:span><text:span text:style-name="T17_12">,<text:s/></text:span><text:span text:style-name="T17_13">by</text:span><text:span text:style-name="T17_14"><text:s/></text:span><text:span text:style-name="T17_15">mieć</text:span><text:span text:style-name="T17_16"><text:s/></text:span><text:span text:style-name="T17_17">kolorowe</text:span><text:span text:style-name="T17_18"><text:s/></text:span><text:span text:style-name="T17_19">włosy</text:span><text:span text:style-name="T17_20">,<text:s/></text:span><text:span text:style-name="T17_21">kucykowe</text:span><text:span text:style-name="T17_22"><text:s/></text:span><text:span text:style-name="T17_23">uszka</text:span><text:span text:style-name="T17_24"><text:s/></text:span><text:span text:style-name="T17_25">i</text:span><text:span text:style-name="T17_26"><text:s/></text:span><text:span text:style-name="T17_27">duży</text:span><text:span text:style-name="T17_28"><text:s/></text:span><text:span text:style-name="T17_29">biust</text:span><text:span text:style-name="T17_30">.<text:s/></text:span><text:span text:style-name="T17_31">Jeśli</text:span><text:span text:style-name="T17_32"><text:s/></text:span><text:span text:style-name="T17_33">nie</text:span><text:span text:style-name="T17_34"><text:s/></text:span><text:span text:style-name="T17_35">posiadasz</text:span><text:span text:style-name="T17_36"><text:s/></text:span><text:span text:style-name="T17_37">z</text:span><text:span text:style-name="T17_38"><text:s/></text:span><text:span text:style-name="T17_39">natury</text:span><text:span text:style-name="T17_40"><text:s/></text:span><text:span text:style-name="T17_41">tego</text:span><text:span text:style-name="T17_42"><text:s/></text:span><text:span text:style-name="T17_43">ostatniego</text:span><text:span text:style-name="T17_44">,<text:s/></text:span><text:span text:style-name="T17_45">to</text:span><text:span text:style-name="T17_46"><text:s/></text:span><text:span text:style-name="T17_47">zawsze</text:span><text:span text:style-name="T17_48"><text:s/></text:span><text:span text:style-name="T17_49">możesz</text:span><text:span text:style-name="T17_50"><text:s/></text:span><text:span text:style-name="T17_51">sobie</text:span><text:span text:style-name="T17_52"><text:s/></text:span><text:span text:style-name="T17_53">czymś</text:span><text:span text:style-name="T17_54"><text:s/></text:span><text:span text:style-name="T17_55">wypchać</text:span><text:span text:style-name="T17_56"><text:s/></text:span><text:span text:style-name="T17_57">stanik</text:span><text:span text:style-name="T17_58">.</text:span></text:p>
      <text:p text:style-name="P18"/>
      <text:p text:style-name="P19"><text:span text:style-name="T19_1"><office:annotation><dc:creator/><text:p text:style-name="P20"><text:span text:style-name="T20_1">Poproszę</text:span><text:span text:style-name="T20_2"><text:s/></text:span><text:span text:style-name="T20_3">jeszcze</text:span><text:span text:style-name="T20_4"><text:s/></text:span><text:span text:style-name="T20_5">o</text:span><text:span text:style-name="T20_6"><text:s/></text:span><text:span text:style-name="T20_7">awaryjną</text:span><text:span text:style-name="T20_8"><text:s/></text:span><text:span text:style-name="T20_9">grafikę</text:span></text:p></office:annotation></text:span><text:span text:style-name="T20_10"><office:annotation><dc:creator/><text:p text:style-name="P21"><text:span text:style-name="T21_1">Proszę</text:span><text:span text:style-name="T21_2"><text:s/>:</text:span><text:span text:style-name="T21_3">D</text:span></text:p></office:annotation></text:span><text:span text:style-name="T21_4">Chcesz</text:span><text:span text:style-name="T21_5"><text:s/></text:span><text:span text:style-name="T21_6">poderwać</text:span><text:span text:style-name="T21_7"><text:s/></text:span><text:span text:style-name="T21_8">broniego</text:span><text:span text:style-name="T21_9">?!<text:s/></text:span><text:span text:style-name="T21_10">Serio</text:span><text:span text:style-name="T21_11">?!<text:s/></text:span><text:span text:style-name="T21_12">Gorszej</text:span><text:span text:style-name="T21_13"><text:s/></text:span><text:span text:style-name="T21_14">partii</text:span><text:span text:style-name="T21_15"><text:s/></text:span><text:span text:style-name="T21_16">nie</text:span><text:span text:style-name="T21_17"><text:s/></text:span><text:span text:style-name="T21_18">było</text:span><text:span text:style-name="T21_19"><text:s/>(</text:span><text:span text:style-name="T21_20">siebie</text:span><text:span text:style-name="T21_21"><text:s/></text:span><text:span text:style-name="T21_22">pomijam</text:span><text:span text:style-name="T21_23">)?!</text:span></text:p>
      <text:p text:style-name="P22"/>
      <text:p text:style-name="P23"><text:span text:style-name="T23_1">Das</text:span><text:span text:style-name="T23_2"><text:s/></text:span><text:span text:style-name="T23_3">awaryjna</text:span><text:span text:style-name="T23_4"><text:s/></text:span><text:span text:style-name="T23_5">grafika</text:span><text:span text:style-name="T23_6">:<text:s/></text:span><text:span text:style-name="T23_7"><text:a xlink:type="simple" xlink:href="http://img1.wikia.nocookie.net/__cb20120305170952/mlp/images/b/b2/Gizmo_flexing_S2E19.png"><text:span text:style-name="T23_8">http</text:span></text:a></text:span><text:span text:style-name="T23_9"><text:a xlink:type="simple" xlink:href="http://img1.wikia.nocookie.net/__cb20120305170952/mlp/images/b/b2/Gizmo_flexing_S2E19.png"><text:span text:style-name="T23_10">://</text:span></text:a></text:span><text:span text:style-name="T23_11"><text:a xlink:type="simple" xlink:href="http://img1.wikia.nocookie.net/__cb20120305170952/mlp/images/b/b2/Gizmo_flexing_S2E19.png"><text:span text:style-name="T23_12">img</text:span></text:a></text:span><text:span text:style-name="T23_13"><text:a xlink:type="simple" xlink:href="http://img1.wikia.nocookie.net/__cb20120305170952/mlp/images/b/b2/Gizmo_flexing_S2E19.png"><text:span text:style-name="T23_14">1.</text:span></text:a></text:span><text:span text:style-name="T23_15"><text:a xlink:type="simple" xlink:href="http://img1.wikia.nocookie.net/__cb20120305170952/mlp/images/b/b2/Gizmo_flexing_S2E19.png"><text:span text:style-name="T23_16">wikia</text:span></text:a></text:span><text:span text:style-name="T23_17"><text:a xlink:type="simple" xlink:href="http://img1.wikia.nocookie.net/__cb20120305170952/mlp/images/b/b2/Gizmo_flexing_S2E19.png"><text:span text:style-name="T23_18">.</text:span></text:a></text:span><text:span text:style-name="T23_19"><text:a xlink:type="simple" xlink:href="http://img1.wikia.nocookie.net/__cb20120305170952/mlp/images/b/b2/Gizmo_flexing_S2E19.png"><text:span text:style-name="T23_20">nocookie</text:span></text:a></text:span><text:span text:style-name="T23_21"><text:a xlink:type="simple" xlink:href="http://img1.wikia.nocookie.net/__cb20120305170952/mlp/images/b/b2/Gizmo_flexing_S2E19.png"><text:span text:style-name="T23_22">.</text:span></text:a></text:span><text:span text:style-name="T23_23"><text:a xlink:type="simple" xlink:href="http://img1.wikia.nocookie.net/__cb20120305170952/mlp/images/b/b2/Gizmo_flexing_S2E19.png"><text:span text:style-name="T23_24">net</text:span></text:a></text:span><text:span text:style-name="T23_25"><text:a xlink:type="simple" xlink:href="http://img1.wikia.nocookie.net/__cb20120305170952/mlp/images/b/b2/Gizmo_flexing_S2E19.png"><text:span text:style-name="T23_26">/__</text:span></text:a></text:span><text:span text:style-name="T23_27"><text:a xlink:type="simple" xlink:href="http://img1.wikia.nocookie.net/__cb20120305170952/mlp/images/b/b2/Gizmo_flexing_S2E19.png"><text:span text:style-name="T23_28">cb</text:span></text:a></text:span><text:span text:style-name="T23_29"><text:a xlink:type="simple" xlink:href="http://img1.wikia.nocookie.net/__cb20120305170952/mlp/images/b/b2/Gizmo_flexing_S2E19.png"><text:span text:style-name="T23_30">20120305170952/</text:span></text:a></text:span><text:span text:style-name="T23_31"><text:a xlink:type="simple" xlink:href="http://img1.wikia.nocookie.net/__cb20120305170952/mlp/images/b/b2/Gizmo_flexing_S2E19.png"><text:span text:style-name="T23_32">mlp</text:span></text:a></text:span><text:span text:style-name="T23_33"><text:a xlink:type="simple" xlink:href="http://img1.wikia.nocookie.net/__cb20120305170952/mlp/images/b/b2/Gizmo_flexing_S2E19.png"><text:span text:style-name="T23_34">/</text:span></text:a></text:span><text:span text:style-name="T23_35"><text:a xlink:type="simple" xlink:href="http://img1.wikia.nocookie.net/__cb20120305170952/mlp/images/b/b2/Gizmo_flexing_S2E19.png"><text:span text:style-name="T23_36">images</text:span></text:a></text:span><text:span text:style-name="T23_37"><text:a xlink:type="simple" xlink:href="http://img1.wikia.nocookie.net/__cb20120305170952/mlp/images/b/b2/Gizmo_flexing_S2E19.png"><text:span text:style-name="T23_38">/</text:span></text:a></text:span><text:span text:style-name="T23_39"><text:a xlink:type="simple" xlink:href="http://img1.wikia.nocookie.net/__cb20120305170952/mlp/images/b/b2/Gizmo_flexing_S2E19.png"><text:span text:style-name="T23_40">b</text:span></text:a></text:span><text:span text:style-name="T23_41"><text:a xlink:type="simple" xlink:href="http://img1.wikia.nocookie.net/__cb20120305170952/mlp/images/b/b2/Gizmo_flexing_S2E19.png"><text:span text:style-name="T23_42">/</text:span></text:a></text:span><text:span text:style-name="T23_43"><text:a xlink:type="simple" xlink:href="http://img1.wikia.nocookie.net/__cb20120305170952/mlp/images/b/b2/Gizmo_flexing_S2E19.png"><text:span text:style-name="T23_44">b</text:span></text:a></text:span><text:span text:style-name="T23_45"><text:a xlink:type="simple" xlink:href="http://img1.wikia.nocookie.net/__cb20120305170952/mlp/images/b/b2/Gizmo_flexing_S2E19.png"><text:span text:style-name="T23_46">2/</text:span></text:a></text:span><text:span text:style-name="T23_47"><text:a xlink:type="simple" xlink:href="http://img1.wikia.nocookie.net/__cb20120305170952/mlp/images/b/b2/Gizmo_flexing_S2E19.png"><text:span text:style-name="T23_48">Gizmo</text:span></text:a></text:span><text:span text:style-name="T23_49"><text:a xlink:type="simple" xlink:href="http://img1.wikia.nocookie.net/__cb20120305170952/mlp/images/b/b2/Gizmo_flexing_S2E19.png"><text:span text:style-name="T23_50">_</text:span></text:a></text:span><text:span text:style-name="T23_51"><text:a xlink:type="simple" xlink:href="http://img1.wikia.nocookie.net/__cb20120305170952/mlp/images/b/b2/Gizmo_flexing_S2E19.png"><text:span text:style-name="T23_52">flexing</text:span></text:a></text:span><text:span text:style-name="T23_53"><text:a xlink:type="simple" xlink:href="http://img1.wikia.nocookie.net/__cb20120305170952/mlp/images/b/b2/Gizmo_flexing_S2E19.png"><text:span text:style-name="T23_54">_</text:span></text:a></text:span><text:span text:style-name="T23_55"><text:a xlink:type="simple" xlink:href="http://img1.wikia.nocookie.net/__cb20120305170952/mlp/images/b/b2/Gizmo_flexing_S2E19.png"><text:span text:style-name="T23_56">S</text:span></text:a></text:span><text:span text:style-name="T23_57"><text:a xlink:type="simple" xlink:href="http://img1.wikia.nocookie.net/__cb20120305170952/mlp/images/b/b2/Gizmo_flexing_S2E19.png"><text:span text:style-name="T23_58">2</text:span></text:a></text:span><text:span text:style-name="T23_59"><text:a xlink:type="simple" xlink:href="http://img1.wikia.nocookie.net/__cb20120305170952/mlp/images/b/b2/Gizmo_flexing_S2E19.png"><text:span text:style-name="T23_60">E</text:span></text:a></text:span><text:span text:style-name="T23_61"><text:a xlink:type="simple" xlink:href="http://img1.wikia.nocookie.net/__cb20120305170952/mlp/images/b/b2/Gizmo_flexing_S2E19.png"><text:span text:style-name="T23_62">19.</text:span></text:a></text:span><text:span text:style-name="T23_63"><text:a xlink:type="simple" xlink:href="http://img1.wikia.nocookie.net/__cb20120305170952/mlp/images/b/b2/Gizmo_flexing_S2E19.png"><text:span text:style-name="T23_64">png</text:span></text:a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